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ber of users</text:p>
          </table:table-cell>
          <table:table-cell office:value-type="string" calcext:value-type="string">
            <text:p>Time (mse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99" calcext:value-type="float">
            <text:p>3.8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551" calcext:value-type="float">
            <text:p>5.5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824" calcext:value-type="float">
            <text:p>7.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025" calcext:value-type="float">
            <text:p>10.0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123" calcext:value-type="float">
            <text:p>12.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579" calcext:value-type="float">
            <text:p>14.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3:31:18.951082405</meta:creation-date>
    <dc:date>2020-02-23T23:33:32.726296184</dc:date>
    <meta:editing-duration>PT2M14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